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GONZALO AMBROSIO OSCAR TEODOR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UANCAYO</text:span></text:p>
      <text:p text:style-name="P5"/>
      <text:p text:style-name="P5">Recojo: <text:span text:style-name="T3">GONZALO AMBROSIO OSCAR TEODO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0:32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